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normal" officeooo:rsid="0007731b" officeooo:paragraph-rsid="001c599e" style:font-weight-asian="normal" style:font-weight-complex="normal"/>
    </style:style>
    <style:style style:name="P2" style:family="paragraph" style:parent-style-name="Standard">
      <style:text-properties style:font-name="Calibri" fo:font-weight="bold" officeooo:rsid="0007731b" officeooo:paragraph-rsid="001c599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599e" style:font-weight-asian="normal" style:font-weight-complex="normal"/>
    </style:style>
    <style:style style:name="T3" style:family="text">
      <style:text-properties officeooo:rsid="001c599e"/>
    </style:style>
    <style:style style:name="T4" style:family="text">
      <style:text-properties officeooo:rsid="001d6211"/>
    </style:style>
    <style:style style:name="T5" style:family="text">
      <style:text-properties officeooo:rsid="001ed6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ration:<text:span text:style-name="T1"><text:tab/></text:span><text:span text:style-name="T2">saveGame(gp : GamePlay)</text:span></text:p>
      <text:p text:style-name="P2"/>
      <text:p text:style-name="P2">Cross References:<text:tab/><text:span text:style-name="T1">Use Case: Play a </text:span><text:span text:style-name="T2">Game</text:span></text:p>
      <text:p text:style-name="P2"/>
      <text:p text:style-name="P2">Pre-Conditions:</text:p>
      <text:p text:style-name="P1">- <text:span text:style-name="T3">A level is in progress</text:span></text:p>
      <text:p text:style-name="P1">- <text:span text:style-name="T3">There in an initialized board with non-null pieces in GamePlay obj, as well as score, remaining time/moves, board sizes, and level</text:span></text:p>
      <text:p text:style-name="P1">- <text:span text:style-name="T4">Writing to the saved game directory is available</text:span></text:p>
      <text:p text:style-name="P2"/>
      <text:p text:style-name="P2">Post-Conditions:</text:p>
      <text:p text:style-name="P1">- <text:span text:style-name="T5">The current WriteXML object has its saved game updated to be representative of the game found in the GamePlay object.</text:span></text:p>
      <text:p text:style-name="P1">- <text:span text:style-name="T5">There exists a new “file.xml” file in the saved game directory</text:span></text:p>
      <text:p text:style-name="P1">- <text:span text:style-name="T5">The current level that is in progress continues uninterrupt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22:09:28.188792484</meta:creation-date>
    <dc:date>2014-12-11T22:56:10.913790174</dc:date>
    <meta:editing-duration>PT1M12S</meta:editing-duration>
    <meta:editing-cycles>1</meta:editing-cycles>
    <meta:document-statistic meta:table-count="0" meta:image-count="0" meta:object-count="0" meta:page-count="1" meta:paragraph-count="10" meta:word-count="93" meta:character-count="556" meta:non-whitespace-character-count="473"/>
    <meta:generator>LibreOffice/4.2.7.2$Linux_X86_64 LibreOffice_project/420m0$Build-2</meta:generator>
  </office:meta>
</office:document-meta>
</file>